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fo:color="#0000ff"/>
    </style:style>
    <style:style style:name="P5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style:text-properties fo:language="en" fo:country="US"/>
    </style:style>
    <style:style style:name="P81" style:family="paragraph" style:parent-style-name="Text_20_body">
      <loext:graphic-properties draw:fill="solid" draw:fill-color="#eeeeee" draw:opacity="100%"/>
      <style:paragraph-properties fo:background-color="#eeeeee"/>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8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7" style:family="paragraph" style:parent-style-name="Footnote">
      <style:paragraph-properties fo:margin-left="0in" fo:margin-right="0in" fo:text-indent="0in"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12" style:family="paragraph" style:parent-style-name="Text_20_body" style:list-style-name="L3">
      <style:text-properties fo:language="ru" fo:country="RU"/>
    </style:style>
    <style:style style:name="P11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4" style:family="paragraph" style:parent-style-name="Text_20_body">
      <style:paragraph-properties fo:margin-left="0in" fo:margin-right="0in" fo:text-align="justify" style:justify-single-word="false" fo:text-indent="0.1965in" style:auto-text-indent="false"/>
      <style:text-properties officeooo:paragraph-rsid="001b5973"/>
    </style:style>
    <style:style style:name="P11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1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d3c2e" style:font-style-asian="italic" style:font-style-complex="italic"/>
    </style:style>
    <style:style style:name="P117" style:family="paragraph" style:parent-style-name="Text_20_body">
      <style:paragraph-properties fo:margin-left="0in" fo:margin-right="0in" fo:text-align="center" style:justify-single-word="false" fo:text-indent="0.1965in" style:auto-text-indent="false"/>
      <style:text-properties officeooo:paragraph-rsid="001b5973"/>
    </style:style>
    <style:style style:name="P11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2" style:family="paragraph" style:parent-style-name="Heading_20_2">
      <style:text-properties fo:language="en" fo:country="US"/>
    </style:style>
    <style:style style:name="P123" style:family="paragraph" style:parent-style-name="Heading_20_2">
      <style:text-properties fo:language="ru" fo:country="RU"/>
    </style:style>
    <style:style style:name="P124" style:family="paragraph" style:parent-style-name="Heading_20_2">
      <loext:graphic-properties draw:fill="solid" draw:fill-color="#eeeeee" draw:opacity="100%"/>
      <style:paragraph-properties fo:background-color="#eeeeee"/>
      <style:text-properties fo:language="ru" fo:country="RU"/>
    </style:style>
    <style:style style:name="P125" style:family="paragraph" style:parent-style-name="Heading_20_2">
      <loext:graphic-properties draw:fill="solid" draw:fill-color="#eeeeee" draw:opacity="100%"/>
      <style:paragraph-properties fo:background-color="#eeeeee"/>
    </style:style>
    <style:style style:name="P126"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60f71"/>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color="#ff3333"/>
    </style:style>
    <style:style style:name="T10" style:family="text">
      <style:text-properties fo:color="#ff3333" fo:language="ru" fo:country="RU"/>
    </style:style>
    <style:style style:name="T11" style:family="text">
      <style:text-properties fo:color="#ff3333" fo:language="ru" fo:country="RU" fo:font-style="normal" style:font-style-asian="normal" style:font-style-complex="normal"/>
    </style:style>
    <style:style style:name="T12" style:family="text">
      <style:text-properties fo:color="#ff3333"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ru" fo:country="RU" fo:font-style="normal" style:font-style-asian="normal" style:font-style-complex="normal"/>
    </style:style>
    <style:style style:name="T18" style:family="text">
      <style:text-properties fo:color="#800000" fo:language="en" fo:country="US"/>
    </style:style>
    <style:style style:name="T19" style:family="text">
      <style:text-properties fo:color="#800000" fo:language="en" fo:country="US" fo:font-style="normal" style:font-style-asian="normal" style:font-style-complex="normal"/>
    </style:style>
    <style:style style:name="T20" style:family="text">
      <style:text-properties fo:color="#800000" fo:font-style="normal" style:font-style-asian="normal" style:font-style-complex="normal"/>
    </style:style>
    <style:style style:name="T21" style:family="text">
      <style:text-properties fo:color="#ff6600"/>
    </style:style>
    <style:style style:name="T22" style:family="text">
      <style:text-properties fo:color="#ff6600" fo:language="ru" fo:country="RU"/>
    </style:style>
    <style:style style:name="T23" style:family="text">
      <style:text-properties fo:font-weight="bold" style:font-weight-asian="bold" style:font-weight-complex="bold"/>
    </style:style>
    <style:style style:name="T24" style:family="text">
      <style:text-properties style:use-window-font-color="true"/>
    </style:style>
    <style:style style:name="T25" style:family="text">
      <style:text-properties style:use-window-font-color="true" fo:language="ru" fo:country="RU"/>
    </style:style>
    <style:style style:name="T26" style:family="text">
      <style:text-properties style:use-window-font-color="true" fo:language="ru" fo:country="RU" fo:font-style="normal" style:font-style-asian="normal" style:font-style-complex="normal"/>
    </style:style>
    <style:style style:name="T27" style:family="text">
      <style:text-properties style:use-window-font-color="true" fo:language="ru" fo:country="RU" fo:font-style="normal" officeooo:rsid="001b5973"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italic" style:font-style-asian="italic" style:font-style-complex="italic"/>
    </style:style>
    <style:style style:name="T30" style:family="text">
      <style:text-properties style:use-window-font-color="true" fo:language="en" fo:country="US"/>
    </style:style>
    <style:style style:name="T31" style:family="text">
      <style:text-properties style:use-window-font-color="true" fo:language="en" fo:country="US" fo:font-style="normal" style:font-style-asian="normal" style:font-style-complex="normal"/>
    </style:style>
    <style:style style:name="T32" style:family="text">
      <style:text-properties style:use-window-font-color="true" fo:language="en" fo:country="US" fo:font-style="normal" fo:background-color="transparent" loext:char-shading-value="0" style:font-style-asian="normal" style:font-style-complex="normal"/>
    </style:style>
    <style:style style:name="T33" style:family="text">
      <style:text-properties style:use-window-font-color="true" fo:font-style="normal" style:font-style-asian="normal" style:font-style-complex="normal"/>
    </style:style>
    <style:style style:name="T34" style:family="text">
      <style:text-properties fo:background-color="transparent" loext:char-shading-value="0"/>
    </style:style>
    <style:style style:name="T35" style:family="text">
      <style:text-properties style:text-position="super 58%"/>
    </style:style>
    <style:style style:name="T36" style:family="text">
      <style:text-properties fo:color="#c5000b"/>
    </style:style>
    <style:style style:name="T37" style:family="text">
      <style:text-properties fo:language="fr" fo:country="FR"/>
    </style:style>
    <style:style style:name="T38" style:family="text">
      <style:text-properties fo:color="#0000ff"/>
    </style:style>
    <style:style style:name="T39" style:family="text">
      <style:text-properties fo:color="#3333ff"/>
    </style:style>
    <style:style style:name="T40" style:family="text">
      <style:text-properties fo:font-style="normal" style:font-style-asian="normal" style:font-style-complex="normal"/>
    </style:style>
    <style:style style:name="T41" style:family="text">
      <style:text-properties fo:color="#0066ff"/>
    </style:style>
    <style:style style:name="T42" style:family="text">
      <style:text-properties fo:color="#0066ff" fo:language="en" fo:country="US" fo:font-style="normal" fo:background-color="transparent" loext:char-shading-value="0" style:font-style-asian="normal" style:font-style-complex="normal"/>
    </style:style>
    <style:style style:name="T43" style:family="text">
      <style:text-properties fo:background-color="#ffff00" loext:char-shading-value="0"/>
    </style:style>
    <style:style style:name="T44" style:family="text">
      <style:text-properties fo:color="#00ccff"/>
    </style:style>
    <style:style style:name="T45" style:family="text">
      <style:text-properties officeooo:rsid="00177b84"/>
    </style:style>
    <style:style style:name="T46" style:family="text">
      <style:text-properties officeooo:rsid="00182a7d"/>
    </style:style>
    <style:style style:name="T47" style:family="text">
      <style:text-properties officeooo:rsid="001b5973"/>
    </style:style>
    <style:style style:name="T48" style:family="text">
      <style:text-properties officeooo:rsid="001d3c2e"/>
    </style:style>
    <style:style style:name="T49" style:family="text">
      <style:text-properties officeooo:rsid="001fb5d0"/>
    </style:style>
    <style:style style:name="T50" style:family="text">
      <style:text-properties officeooo:rsid="00205235"/>
    </style:style>
    <style:style style:name="T51" style:family="text">
      <style:text-properties officeooo:rsid="00212a8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261816163461586470"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926216780530397603" text:style-name="L2">
        <text:list-item>
          <text:p text:style-name="P110">«Великие грифоны прошлого» - из канона (5<text:span text:style-name="T6">s8e)</text:span></text:p>
        </text:list-item>
        <text:list-item>
          <text:p text:style-name="P110">«Высшие заклинания в повседневном использовании: от песчинки до дворца»</text:p>
        </text:list-item>
        <text:list-item>
          <text:p text:style-name="P111">«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text:span text:style-name="T34">Магия для Чайников</text:span>» - обмен</text:p>
        </text:list-item>
        <text:list-item>
          <text:p text:style-name="P110">«Энциклопедия Арканум» - обмен</text:p>
        </text:list-item>
        <text:list-item>
          <text:p text:style-name="P110">«О Гейсах» - обмен</text:p>
        </text:list-item>
        <text:list-item>
          <text:p text:style-name="P110">«<text:span text:style-name="T43">Тайны Тайных Наук</text:span>» - обмен</text:p>
        </text:list-item>
        <text:list-item>
          <text:p text:style-name="P111">«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675531805850070839" text:style-name="L3">
        <text:list-item>
          <text:p text:style-name="P11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2">Селестия — переменчивая пони. В одно время не строгая, а в другое может быть такой, что страшно становится</text:p>
        </text:list-item>
        <text:list-item>
          <text:p text:style-name="P11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2">Около 820-ти лет назад будущий маг Лайтнинг Стар поступил на обучение к наставнику Тииспоту</text:p>
        </text:list-item>
        <text:list-item>
          <text:p text:style-name="P11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2">У Селестии грива и хвост развеваются и переливаются от магического шампуня</text:p>
        </text:list-item>
        <text:list-item>
          <text:p text:style-name="P112">Тело Селестии очень крепкое — может выдержать несколько тонн земли</text:p>
        </text:list-item>
        <text:list-item>
          <text:p text:style-name="P112">Дискорд намного старше принцесс, его магия сильнее ихней на голову</text:p>
        </text:list-item>
        <text:list-item>
          <text:p text:style-name="P112">Луна младше Селестии на 3 года. Сёстрам около 5000 лет. По другим данным, Селестии около 2500 лет (Обмен).</text:p>
        </text:list-item>
        <text:list-item>
          <text:p text:style-name="P112">Принцессы начали войну с Дискордом в возрасте, когда им было около 700 лет — и продолжалась война почти сто лет</text:p>
        </text:list-item>
        <text:list-item>
          <text:p text:style-name="P112">Самый главный враг сестёр и Дискорда — скука</text:p>
        </text:list-item>
        <text:list-item>
          <text:p text:style-name="P112">В Эквестрии на одного жеребца приходится четыре - пять кобыл</text:p>
        </text:list-item>
        <text:list-item>
          <text:p text:style-name="P11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2">Селестия в первые полторы тысячи лет путешествовала — и заварила несколько войн (две — с Эквестрией, в одной была против Луны)</text:p>
        </text:list-item>
        <text:list-item>
          <text:p text:style-name="P112">Настоящий цвет гривы Селестии — клубнично-розовая. Радужный цвет гривы и хвоста поддерживается магией</text:p>
        </text:list-item>
        <text:list-item>
          <text:p text:style-name="P112">Кроме Дискорда, старше сестёр ещё старейшина драконов</text:p>
        </text:list-item>
        <text:list-item>
          <text:p text:style-name="P112">Кэйденс не прожила и 60-ти лет и является низкорожденной</text:p>
        </text:list-item>
        <text:list-item>
          <text:p text:style-name="P11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2">Народ тихо фигел от нововведений и с ещё большим ожесточением продолжал делать по-своему</text:p>
        </text:list-item>
        <text:list-item>
          <text:p text:style-name="P11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2">Когда пони женятся, они обмениваются ножными браслетами</text:p>
        </text:list-item>
        <text:list-item>
          <text:p text:style-name="P112">Светилами, кроме сестёр, могут управлять единороги (группы), Дискорд, Твайлайт и Старсвирл</text:p>
        </text:list-item>
        <text:list-item>
          <text:p text:style-name="P112">Королева Кризалис — правительница Зелёной Долины</text:p>
        </text:list-item>
        <text:list-item>
          <text:p text:style-name="P112">Мать Луны и Селестии — аликорн Лорен. Мать Дискорда — Алиса (пони-человек)</text:p>
        </text:list-item>
        <text:list-item>
          <text:p text:style-name="P11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22" text:outline-level="2">1. Терра</text:h>
      <text:p text:style-name="P26">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5"><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4"><text:span text:style-name="T6">&gt;\</text:span>Привет, Нексус. Это Макс.</text:p>
      <text:p text:style-name="P54"><text:span text:style-name="T6">&lt;\</text:span>Привет Макс. <text:span text:style-name="T1">Рад тебя видеть. Где ты отсутствовал три дня?</text:span></text:p>
      <text:p text:style-name="P54"><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4"/>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4"><text:span text:style-name="T6">&gt;\</text:span>Как называется наш проект?</text:p>
      <text:p text:style-name="P54"><text:span text:style-name="T6">&lt;\</text:span>Дайсон.</text:p>
      <text:p text:style-name="P54"><text:span text:style-name="T6">&gt;\</text:span>Сколько тебе лет?</text:p>
      <text:p text:style-name="P54"><text:soft-page-break/><text:span text:style-name="T6">&lt;\</text:span>Два года с начала запуска кластера.</text:p>
      <text:p text:style-name="P54"><text:span text:style-name="T6">&gt;\</text:span>Какой сейчас год?</text:p>
      <text:p text:style-name="P54"><text:span text:style-name="T6">&gt;\</text:span>202<text:span text:style-name="T1">6</text:span>-й.</text:p>
      <text:p text:style-name="P25"/>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4"><text:span text:style-name="T6">&gt;\</text:span>Нексус, отключи память <text:span text:style-name="T1">заданий</text:span> за последнюю неделю.</text:p>
      <text:p text:style-name="P54"><text:span text:style-name="T6">&lt;\</text:span>Выполнено.</text:p>
      <text:p text:style-name="P54"><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4"><text:span text:style-name="T6">&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6">&lt;\</text:span><text:span text:style-name="T1">Выполняю задачу</text:span>...</text:p>
      <text:p text:style-name="P55"><text:span text:style-name="T6">&lt;\</text:span>...</text:p>
      <text:p text:style-name="P55"><text:span text:style-name="T6">&lt;\</text:span>Решение:</text:p>
      <text:p text:style-name="P5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4"/>
      <text:p text:style-name="P33">&lt;<text:span text:style-name="T1">как-то говённо. Улучшить</text:span>&gt;</text:p>
      <text:p text:style-name="P37">Хм, не понял? Ч<text:span text:style-name="T1">ё</text:span> за хрень?</text:p>
      <text:p text:style-name="P37"/>
      <text:p text:style-name="P54"><text:span text:style-name="T6">&gt;</text:span>\Нексус, почему ты используешь жёсткие настройки <text:span text:style-name="T1">для решения задачи</text:span>?</text:p>
      <text:p text:style-name="P54"><text:span text:style-name="T6">&lt;\</text:span>Настройки правильные, <text:span text:style-name="T1">Макс</text:span>.</text:p>
      <text:p text:style-name="P25"/>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5"/>
      <text:p text:style-name="P54"><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5"/>
      <text:p text:style-name="P37">Вместо ответа Нексус выплюнул в консоль длинную строку букв и служебных символов, среди которых бросилась в глаза строка “<text:span text:style-name="T23">incompartible interface Analytics v.0.93 beta</text:span>”</text:p>
      <text:p text:style-name="P37">Ага, уже теплее.</text:p>
      <text:p text:style-name="P37"/>
      <text:p text:style-name="P54"><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61">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87">***</text:p>
      <text:p text:style-name="P8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6">&lt;</text:span><text:span text:style-name="T16">месяц</text:span><text:span text:style-name="T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34">ворил </text:span><text:span text:style-name="T2">—</text:span><text:span text:style-name="T3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4">А у нас получается... </text:span><text:span text:style-name="T2">–</text:span><text:span text:style-name="T3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3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7">Музыка быстрая, тревожная, надорваная и печальная (Pet Shop Boys “So Hard” ?)</text:p>
      <text:p text:style-name="P28"/>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0"/>
      <text:p text:style-name="P3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28"/>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4">, </text:span><text:span text:style-name="T2">а от валиума таких глюков у меня ни разу не было</text:span><text:span text:style-name="T3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15">(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6">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0">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4">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37">Jack of Hearts</text:span><text:span text:style-name="T37"><text:note text:id="ftn7" text:note-class="footnote"><text:note-citation>7</text:note-citation><text:note-body><text:p text:style-name="Footnote"><text:bookmark text:name="result_box1"/><text:span text:style-name="T37">Jack of Hearts</text:span> <text:span text:style-name="T1">– Червовый валет (фр.)</text:span></text:p></text:note-body></text:note></text:span><text:span text:style-name="T3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9">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4">,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2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5">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6">3. </text:span>Кантерлот</text:h>
      <text:p text:style-name="P58">Музыка медленная, фэнтезийная, средневековая, изысканая, дворцовая (стиль Dire Straits “Coyote”)</text:p>
      <text:p text:style-name="P22">Глава IV. Пределы магии</text:p>
      <text:p text:style-name="P18"/>
      <text:p text:style-name="P22">Вашему покорному слуге известны четыре предела магии: </text:p>
      <text:list xml:id="list1825226689192288417" text:style-name="L4">
        <text:list-item>
          <text:p text:style-name="P11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7"/>
      <text:p text:style-name="P11">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6">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6">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5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6">Я потянулся. Хватит на сегодня чтения. Настало время ежедневной прогулки по городу. Тем более, что у меня есть деньги.</text:p>
      <text:p text:style-name="P5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6">Так что даже на ремонт одежды и покупку необходимых в повседневной жизни мелочей у меня финансов не было. До недавнего времени. </text:p>
      <text:p text:style-name="P5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6">–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6"><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56"><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text:soft-page-break/>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9">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4">парящие платформы.</text:span> Но дворцовым бюрократам необязательно ж знать, КАК я их уничтожаю, хе-хе! Некоторые из <text:span text:style-name="T24">платформ </text:span>уничтожаются путём <text:span text:style-name="T1">усиленного</text:span> износа, будучи частью экспериментальных колесниц! “Лорен” я сделал на базе <text:span text:style-name="T24">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4">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9">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6">4. </text:span>Библиотека</text:h>
      <text:p text:style-name="P17">&lt;<text:span text:style-name="T3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4">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47">Селестия нахмурилась и приняла грозный вид.</text:p>
      <text:p text:style-name="P47"><text:span text:style-name="T6">– </text:span>Не забывай, человек, я — могущественный маг и правитель Эквестрии. Ко мне нужно относиться с должным уважением!</text:p>
      <text:p text:style-name="P47"><text:span text:style-name="T6">– </text:span>А то что? Превратишь в жабу? Сошлёшь на Луну? Убьёшь нахер?</text:p>
      <text:p text:style-name="P47">Аликорница сникла. Уши её опустились.</text:p>
      <text:p text:style-name="P47"><text:span text:style-name="T6">– </text:span>Макс, не надо... Ты же знаешь, я этого не сделаю.</text:p>
      <text:p text:style-name="P47"><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47"><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47"><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47"><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47"><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6">– </text:span>Вот, читай отсюда. <text:span text:style-name="T6">– а</text:span>ликорница подчеркнула абзац копытом.</text:p>
      <text:p text:style-name="P47"><text:soft-page-break/></text:p>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15">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text:soft-page-break/>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text:soft-page-break/>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1">–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oft-page-break/><text:span text:style-name="T1">– Занавес. </text:span>– <text:s/><text:span text:style-name="T1">подытожил я.</text:span></text:p>
      <text:p text:style-name="P41"/>
      <text:h text:style-name="P123"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text:soft-page-break/>–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text:soft-page-break/>–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38">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5">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text:soft-page-break/>–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22" text:outline-level="2">6. Стыд</text:h>
      <text:p text:style-name="P47"/>
      <text:p text:style-name="P50">~~~ Завтра на семь в библиотеке ~~~</text:p>
      <text:p text:style-name="P50"/>
      <text:p text:style-name="P4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39">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5">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6">—</text:span> осень, за осенью <text:span text:style-name="T26">—</text:span> зима. <text:s/>Если пошёл дождь, должно быть мокро, если выпал снег <text:span text:style-name="T2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4">старший. </text:span><text:span text:style-name="T2">–</text:span><text:span text:style-name="T3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6">—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 !!!</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text:soft-page-break/>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text:soft-page-break/>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6">—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 Хорошо. До встречи, Тия.</text:p>
      <text:p text:style-name="P47">– До встречи, Макс.</text:p>
      <text:p text:style-name="P47"/>
      <text:h text:style-name="Heading_20_2" text:outline-level="2"><text:span text:style-name="T1">8</text:span>. <text:span text:style-name="T6">40-6</text:span></text:h>
      <text:p text:style-name="P59">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5">Истончения </text:span>(быть может, к счастью). Всё, что я могу <text:span text:style-name="T6">— оставить тебе напутствие.</text:span></text:p>
      <text:p text:style-name="P50"><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6">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0">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0">Удачи!</text:p>
      <text:p text:style-name="P41">…</text:p>
      <text:p text:style-name="P41"/>
      <text:p text:style-name="P47">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0"> </text:span><text:span text:style-name="T31">— вся архитектура явно </text:span><text:span text:style-name="T26">была </text:span><text:span text:style-name="T31">заточена под крылатых. Таких, для которых приземлиться на балкон в тронном зале или уйти через портик на крыше</text:span><text:span text:style-name="T40"> </text:span><text:span text:style-name="T31">— обычное дело. </text:span><text:span text:style-name="T40">Хорошо, что ежедневные посещения каретной мастерской подняли мой тонус, изрядно посаженный сидячим образом жизни.</text:span></text:p>
      <text:p text:style-name="P1"><text:span text:style-name="T4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1">—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6">Каменный пол комнаты был покрыт розовым ковром с длиннейшим ворсом.</text:span><text:span text:style-name="T31"> </text:span><text:span text:style-name="T26">Его центр занимал высокий </text:span><text:span text:style-name="T31">кругл</text:span><text:span text:style-name="T26">ый</text:span><text:span text:style-name="T31"> </text:span><text:span text:style-name="T26">футон</text:span><text:span text:style-name="T31"> </text:span><text:span text:style-name="T26">с</text:span><text:span text:style-name="T31"> велик</text:span><text:span text:style-name="T26">им</text:span><text:span text:style-name="T31"> множество</text:span><text:span text:style-name="T26">м</text:span><text:span text:style-name="T31">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5">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47">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корректировка орбиты слишком груба для поддержания благоприятных условий</text:span>.</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1"><text:soft-page-break/>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text:soft-page-break/>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1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text:soft-page-break/>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47"><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6">– Это ты называешь “дружбой”? – с </text:span>улыбкой хмыкнул<text:span text:style-name="T6"> я. – </text:span>Мне нравится твоё чувство юмора.</text:p>
      <text:p text:style-name="P47">Аликорница нахмурилась.</text:p>
      <text:p text:style-name="P47"><text:span text:style-name="T6">–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47">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недели,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1">–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49">***</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text:soft-page-break/>От нечего делать, стал прислушиваться к полушёпоту, витавшему под сводами зала.</text:p>
      <text:p text:style-name="P5">…</text:p>
      <text:p text:style-name="P1"><text:span text:style-name="T31">– </text:span><text:span text:style-name="T26">Говорят, в </text:span><text:span text:style-name="T11">Додж </text:span><text:span text:style-name="T12">Джанкшн</text:span><text:span text:style-name="T26">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1">– </text:span><text:span text:style-name="T33">А из Пинто Крика уже месяц нет новостей...</text:span></text:p>
      <text:p text:style-name="P5"><text:span text:style-name="T31">– </text:span><text:span text:style-name="T3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3"><text:span text:style-name="T33">– </text:span>“<text:span text:style-name="T1">Что я могу сделать, чтобы вернуть всё назад?</text:span>”</text:p>
      <text:p text:style-name="P13"><text:span text:style-name="T33">– </text:span><text:span text:style-name="T26">Так и сказала?</text:span></text:p>
      <text:p text:style-name="P1"><text:span text:style-name="T31">– </text:span><text:span text:style-name="T26">Да, </text:span><text:span text:style-name="T28">Фэнси</text:span><text:span text:style-name="T2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33">– </text:span><text:span text:style-name="T26">Что бы это значило, Флер?</text:span></text:p>
      <text:p text:style-name="P13"><text:span text:style-name="T33">– </text:span><text:span text:style-name="T26">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3">–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0">— </text:span><text:span text:style-name="T2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0">—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9">растеря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9"><text:span text:style-name="T7">&lt;</text:span><text:span text:style-name="T19">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2">&lt;</text:span><text:span text:style-name="T42">Mark Knopfler - </text:span><text:span text:style-name="T41">Hill Farmer's Blues</text:span><text:span text:style-name="T32">&gt;</text:span></text:p>
      <text:p text:style-name="P44">***</text:p>
      <text:p text:style-name="P41"/>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oft-page-break/>–<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ам, а со мной связан элементаль?</text:p>
      <text:p text:style-name="P50">– Конечно, Эйприл. В каждом из нас есть её бессмертная искорка.</text:p>
      <text:p text:style-name="P1"><text:span text:style-name="T2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0">Так возникли аликорны.</text:p>
      <text:p text:style-name="P5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0">Имя её было Селестия.</text:p>
      <text:p text:style-name="P50">За ней последовала и сестра её, Луна.</text:p>
      <text:p text:style-name="P5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0">То есть, всегда.</text:p>
      <text:p text:style-name="P50">Тут и сказке конец. А теперь, Эйприл, залазь на полку и закрывай глазки.</text:p>
      <text:p text:style-name="P50">– Ну мааам! Раскажи ещё что-нибудь! Про Сомбру!</text:p>
      <text:p text:style-name="P50">–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горгулия?</text:p>
      <text:p text:style-name="P50"><text:soft-page-break/>– <text:s/>Тебя я забрать ему не дам. А в дядю не тыкай копытом, это невежливо! Спи уже, мой маленький!</text:p>
      <text:p text:style-name="P50">– Поцелуй меня на ночь, мам!</text:p>
      <text:p text:style-name="P50">– Конечно, мой хороший...</text:p>
      <text:p text:style-name="P50"/>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3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3"/>
      <text:p text:style-name="P21">***</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15">меткоискатели потом устроят во дворе за домом Макса эксперимент по </text:span><text:s/><text:span text:style-name="T15">полёту на реактивном воздушном змее с антиоблачной пушкой — хотят быть погодными пони</text:span>&gt;. А вот...</text:p>
      <text:p text:style-name="P1"><text:span text:style-name="T31">–</text:span><text:span text:style-name="T26">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text:soft-page-break/>–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1">Додж Джанкшена.</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ом джеме.</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 </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3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6">под твоим руководством</text:span><text:span text:style-name="T31">. Подожди немного, я отсистематизирую нужную информацию и расскажу тебе, насколько далеко смогла продвинуться.</text:span></text:p>
      <text:p text:style-name="P39">“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1"><text:span text:style-name="T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span></text:p>
      <text:p text:style-name="P41"><text:span text:style-name="T1">– Хм. Странно. А я помню, как ты, вертясь перед зеркалом, говорила: ну почему я не…</text:span></text:p>
      <text:p text:style-name="P41"><text:span text:style-name="T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span></text:p>
      <text:p text:style-name="P47"/>
      <text:p text:style-name="P43">***</text:p>
      <text:p text:style-name="P41"/>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листок назад, перевернув его обратно.</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47"><text:span text:style-name="T6">–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7">– Угу. Только шар ты же и прожёг, соревнуясь по отрыжке с Рэйнбоу.</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18">Луна является изо сна и запрещает Твайлайт дальнейшие исследования – потом Макс встречается с ней во сне</text:span><text:span text:style-name="T6">&gt;</text:span></text:p>
      <text:p text:style-name="P47">– Почему тебя отстранили?</text:p>
      <text:p text:style-name="P47">– Из-за первых результатов. – единорожка насупилась ещё больше. – Они были ужасными.</text:p>
      <text:p text:style-name="P47"/>
      <text:p text:style-name="P49">***</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0"/>
      <text:p text:style-name="P50">– Ага, он был закладкой в четвёртом номере «PlayMare», в разделе «Тридцать две позы, которые удивят вашего френдкольта».</text:p>
      <text:p text:style-name="P50">– Спайк! Немедленно ложись спать!</text:p>
      <text:p text:style-name="P50">– Уже иду. Кукурузу доем только и иду.</text:p>
      <text:p text:style-name="P50">–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text:soft-page-break/>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47">Я уселась на пуфике, а подруги заняли места на матрасах…</text:p>
      <text:p text:style-name="P50"/>
      <text:p text:style-name="P50">– Спайк, будь добр, принеси дневник эксперимента. Он в подвале, за шафом с ретортами, в...</text:p>
      <text:p text:style-name="P50">– В сейфе, я в курсе.</text:p>
      <text:p text:style-name="P50"/>
      <text:p text:style-name="P52">***</text:p>
      <text:p text:style-name="P47">&lt;<text:span text:style-name="T44">d.notive — Talking Flight</text:span>&gt;</text:p>
      <text:p text:style-name="P50">Дата: 12.04.1003 А.С.</text:p>
      <text:p text:style-name="P50">Эксперимент: заклинание Воплощения Индрэ</text:p>
      <text:p text:style-name="P50">Испытуемая: Рэрити</text:p>
      <text:p text:style-name="P50">Синопсис: запись сна со слов испытуемой</text:p>
      <text:p text:style-name="P50"><text:soft-page-break/>Замечания: замечаний нет</text:p>
      <text:p text:style-name="P50"/>
      <text:p text:style-name="P1"><text:span text:style-name="T26">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вдруг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5">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text:s/>видела ли Рэрити эгрегор Эквестрии (место, откуда берутся и куда уходят всепони)? <text:span text:style-name="T46">К</text:span>уда ведёт чёрный экран?</text:p>
      <text:p text:style-name="P1"/>
      <text:p text:style-name="P3">***</text:p>
      <text:p text:style-name="P1"/>
      <text:p text:style-name="P50">Дата: 12.04.1003 А.С.</text:p>
      <text:p text:style-name="P50">Эксперимент: заклинание Воплощения Индрэ</text:p>
      <text:p text:style-name="P50">Испытуемая: Рэйнбоу Дэш</text:p>
      <text:p text:style-name="P50">Синопсис: описание пробуждения испытуемой</text:p>
      <text:p text:style-name="P50">Замечания: испытуемая отказалась дать описание сна </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3">***</text:p>
      <text:p text:style-name="P1"/>
      <text:p text:style-name="P50">Дата: 12.04.1003 А.С.</text:p>
      <text:p text:style-name="P50">Эксперимент: заклинание Воплощения Индрэ</text:p>
      <text:p text:style-name="P50">Испытуемая: Эпплджек</text:p>
      <text:p text:style-name="P50">Синопсис: запись сна со слов испытуемой</text:p>
      <text:p text:style-name="P50">Замечания: замечаний нет</text:p>
      <text:p text:style-name="P50"><text:soft-page-break/></text:p>
      <text:p text:style-name="P1">Я посмотрела на застывшее внизу тело.</text:p>
      <text:p text:style-name="P22">“Значит, всё. Вот как это бывает.”</text:p>
      <text:p text:style-name="P1">Я подняла левую ногу. <text:span text:style-name="T1">Перелом</text:span><text:span text:style-name="T5">а не было</text:span><text:span text:style-name="T1">. Разбитый ПипБак исчез.</text:span></text:p>
      <text:p text:style-name="P22">“По-крайней мере, я снова могу бегать. Пусть и в мире Зелёных Лугов”.</text:p>
      <text:p text:style-name="P1">Я оттолкнулась от рыжего песка и понеслась. Копыта <text:span text:style-name="T45">упирались в </text:span>воздух как <text:span text:style-name="T45">в</text:span> тверд<text:span text:style-name="T45">ь</text:span>. Каждый шаг уносил меня всё выше. Сделав пару кругов, я бросила прощальный взгляд на то, что тридцать четыре года служило мне оболочкой в радиоактивном мире Пустоши.</text:p>
      <text:p text:style-name="P1">Внезапно внизу вместо скрюченного тела я увидела себя, догоняющую старую подругу Рэйнбоу Дэш <text:span text:style-name="T50">в Белохвостом лесу</text:span> на празднике Осенних листьев. Несмотря на то, что Рэйнбоу погибла ещё восемь лет назад, я моментально узнала её. И она, и мой двойник полупрозрачными силуэтами мчались мимо осенних деревьев к светлой точке в охватившем весь мир мраке. Точка выросла в библиотеку Золотого Дуба, приветливо подмигивающей нам тускло освещёнными изнутри окнами.</text:p>
      <text:p text:style-name="P1">Внутри, в центре звезды из спящ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text:span text:style-name="T6">— кого я знала и не знала. От мелькания сотен двойников у меня начала дико болеть голова: мне казалось, она вылезет из шляпы распухшим шаром. Изображение двоилось и троилось у меня перед глазами. Мне самой неимоверно захотелось прыгнуть в круг света...</text:span></text:p>
      <text:p text:style-name="P50"/>
      <text:p text:style-name="P50">Примечания: рекурсия? Двойники? ПипБак?</text:p>
      <text:p text:style-name="P50"/>
      <text:p text:style-name="P52">***</text:p>
      <text:p text:style-name="P50"/>
      <text:p text:style-name="P50">Дата: 12.04.1003 А.С.</text:p>
      <text:p text:style-name="P50">Эксперимент: заклинание Воплощения Индрэ</text:p>
      <text:p text:style-name="P50">Испытуемая: Флаттершай</text:p>
      <text:p text:style-name="P116">Синопсис: описание пробуждения испытуемой</text:p>
      <text:p text:style-name="P116">Замечания: получить описание сна оказалось невозможным. <text:span text:style-name="T48">Сразу п</text:span>осле пробуждения испытуемая убежала в лес <text:span text:style-name="T48">и забилась в куст жимолости</text:span>. Для <text:span text:style-name="T48">приведения в чувство</text:span> испытуемую пришлось после обнаружения отпаивать чаем с <text:span text:style-name="T47">кексиками</text:span>. <text:span text:style-name="T49">После эксперимента испытуемая начала панически бояться Рэйнбоу Дэш. При виде радуги испытуемая впадает в истерику.</text:span></text:p>
      <text:p text:style-name="P50"/>
      <text:p text:style-name="P117"><text:span text:style-name="T27">***</text:span></text:p>
      <text:p text:style-name="P114"><text:span text:style-name="T27"/></text:p>
      <text:p text:style-name="P50">Дата: 12.04.1003 А.С.</text:p>
      <text:p text:style-name="P50">Эксперимент: заклинание Воплощения Индрэ</text:p>
      <text:p text:style-name="P50">Испытуемая: Пинки Пай</text:p>
      <text:p text:style-name="P50">Синопсис: описание пробуждения испытуемой</text:p>
      <text:p text:style-name="P50">Замечания: получить описание сна оказалось невозможным вследствие неадекватного поведения испытуемой. </text:p>
      <text:p text:style-name="P1"><text:soft-page-break/></text:p>
      <text:p text:style-name="P1"/>
      <text:p text:style-name="P1"/>
      <text:p text:style-name="P1"/>
      <text:p text:style-name="P1"/>
      <text:p text:style-name="P1"/>
      <text:p text:style-name="P1"/>
      <text:p text:style-name="P1"/>
      <text:p text:style-name="P1"/>
      <text:p text:style-name="P1"/>
      <text:p text:style-name="P1">&lt;<text:span text:style-name="T21">Это уже видит Макс в своём сне — он проследит за Рэрити и остальным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47"/>
      <text:h text:style-name="P125"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8">—</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8">—</text:span><text:span text:style-name="T15"> Селестия. Рэрити </text:span><text:span text:style-name="T18">—</text:span><text:span text:style-name="T15"> без очереди (у неё </text:span><text:span text:style-name="T18">—</text:span><text:span text:style-name="T15"> билет-пропуск от Индрэ).</text:span></text:p>
      <text:p text:style-name="P2"><text:span text:style-name="T15">Рэрити проснулась парнем, т.к. в Эквестрии </text:span><text:span text:style-name="T18">—</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text:soft-page-break/></text:p>
      <text:p text:style-name="P2"><text:span text:style-name="T6">&lt;</text:span><text:span text:style-name="T15">Влад рассказывает Максу о своём сне </text:span><text:span text:style-name="T18">—</text:span><text:span text:style-name="T15">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5">согласовать с тем, что говорил Анакорн о Р/Д</text:span><text:span text:style-name="T6">&gt;</text:span>). </text:p>
      <text:p text:style-name="P2">Об этом Эгрегоре пишется в книге <text:span text:style-name="T6">&lt;</text:span><text:span text:style-name="T15">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5">обоснование сна для Р/Д. РД видит несколько вариантов историй с Mane6 </text:span><text:span text:style-name="T18">—</text:span><text:span text:style-name="T15"> и с собой + Леро </text:span><text:span text:style-name="T18">—</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48"/>
      <text:p text:style-name="P47"/>
      <text:p text:style-name="P47"/>
      <text:p text:style-name="P47"/>
      <text:p text:style-name="P47"/>
      <text:p text:style-name="P47"/>
      <text:p text:style-name="P47"/>
      <text:p text:style-name="P47"/>
      <text:p text:style-name="P47"><text:soft-page-break/></text:p>
      <text:p text:style-name="P47"/>
      <text:p text:style-name="P47">&lt;<text:span text:style-name="T15">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41"/>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oft-page-break/><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1"/>
      <text:p text:style-name="P41"/>
      <text:p text:style-name="P41">&lt;<text:span text:style-name="T15">–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34">–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1"/>
      <text:p text:style-name="P41">&gt;</text:p>
      <text:p text:style-name="P41"/>
      <text:p text:style-name="P41"/>
      <text:p text:style-name="P41"/>
      <text:p text:style-name="P50">.<text:span text:style-name="T15">..Макс! Запрошенный тобой </text:span><text:span text:style-name="T18">&lt;</text:span><text:span text:style-name="T15">синхрофазотрон</text:span><text:span text:style-name="T18">&gt; </text:span><text:span text:style-name="T15">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3"><text:span text:style-name="T33">&lt;</text:span><text:span text:style-name="T20">Макс помогает починить Эпплджек повозку.</text:span><text:span text:style-name="T33">&gt;</text:span></text:p>
      <text:p text:style-name="P41"/>
      <text:p text:style-name="P80">&lt;<text:span text:style-name="T16">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80"><text:span text:style-name="T16">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после новости, что Селестия исчезла (</text:span><text:span text:style-name="T22">Ты</text:span><text:span text:style-name="T21"> что! Нельзя любить фаэри! Она похитит твоё сердце и ты будешь искать её до смерти</text:span><text:span text:style-name="T22">)</text:span><text:span text:style-name="T21"> — Пинки </text:span><text:span text:style-name="T22">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80"><text:soft-page-break/>&lt;<text:span text:style-name="T22">В разговоре с Луной после исчезновения Селестии Макс узнаёт, что она (Селестия) холодна к сексу. </text:span>&gt;</text:p>
      <text:p text:style-name="P4"/>
      <text:p text:style-name="P4">***</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6">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ет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6">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oft-page-break/><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oft-page-break/><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26"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text:span><text:soft-page-break/><text:span text:style-name="T1">Эквестрии — из Вечнодикого леса она распространилась по миру и к нему она возвращается во время коллапса</text:span>&gt;</text:p>
      <text:p text:style-name="P14"/>
      <text:p text:style-name="P20">&lt;<text:span text:style-name="T16">самолёт в эквестрию проваливается во время </text:span><text:span text:style-name="T17">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3">&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48">&lt;<text:span text:style-name="T15">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1"><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6">&lt;Луна - </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25" text:outline-level="2">Рейд пони-рэйнджеров</text:h>
      <text:p text:style-name="P2">&lt;Магия изо всех окраин Эквестрии бежит к её центру — в Вечнодикий лес&gt;</text:p>
      <text:p text:style-name="P29">(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text:span><text:soft-page-break/><text:span text:style-name="T15">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oft-page-break/><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4">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6">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15">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oft-page-break/><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5">???</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oft-page-break/><text:span text:style-name="T6">–</text:span> Принцесса…</text:p>
      <text:p text:style-name="P2"><text:span text:style-name="T6">–</text:span> Луна, мой дорогой. Для тебя <text:span text:style-name="T6">—</text:span> Луна…</text:p>
      <text:p text:style-name="P2">...</text:p>
      <text:p text:style-name="P2"/>
      <text:h text:style-name="P125"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5">гидрорысью</text:span><text:span text:style-name="T6">&gt;</text:span> и нападением <text:span text:style-name="T6">&lt;</text:span><text:span text:style-name="T15">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5">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oft-page-break/><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text:soft-page-break/>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5"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
      <text:p text:style-name="P2"/>
      <text:p text:style-name="P2"><text:soft-page-break/></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5" text:outline-level="2">В библиотеке замка Селестии</text:h>
      <text:p text:style-name="P81"/>
      <text:p text:style-name="P3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5">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5">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5">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5" text:outline-level="2">Понивилль</text:h>
      <text:p text:style-name="P2"/>
      <text:h text:style-name="P125"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oft-page-break/><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oft-page-break/><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5" text:outline-level="2">Первый сеанс двойного сна. Рэрити</text:h>
      <text:p text:style-name="P2"/>
      <text:p text:style-name="P2"><text:span text:style-name="T6">&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6">&gt;</text:span></text:p>
      <text:p text:style-name="P2"><text:soft-page-break/></text:p>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5" text:outline-level="2">Сон Макса</text:h>
      <text:p text:style-name="P81"/>
      <text:p text:style-name="P2"><text:span text:style-name="T6">&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oft-page-break/><text:span text:style-name="T15">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6">–</text:span> Готова, <text:span text:style-name="T6">–</text:span> процедила она.</text:p>
      <text:p text:style-name="P31">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5">Эгрегор Эквестрии </text:span><text:span text:style-name="T18">—</text:span><text:span text:style-name="T15"> Селестия </text:span><text:span text:style-name="T18">—</text:span><text:span text:style-name="T15">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text:soft-page-break/>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5"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6">&gt;</text:span></text:p>
      <text:p text:style-name="P2"/>
      <text:h text:style-name="P125"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oft-page-break/><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5">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text:soft-page-break/>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5">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8">–</text:span><text:span text:style-name="T15"> Пинки? </text:span><text:span text:style-name="T18">–</text:span><text:span text:style-name="T15"> Дэш сморщила нос. </text:span><text:span text:style-name="T18">–</text:span><text:span text:style-name="T15"> Я скажу ей, чтоб больше не </text:span><text:span text:style-name="T18">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text:soft-page-break/>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5">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5">Аликорны </text:span><text:span text:style-name="T18">—</text:span><text:span text:style-name="T15"> элементали. Они воплощают в себе какую-либо сторону чаяний и настроений сообщества пони. Анакорн </text:span><text:span text:style-name="T18">—</text:span><text:span text:style-name="T15"> супераликорн, элементаль всего мира</text:span><text:span text:style-name="T6">&gt;</text:span></text:p>
      <text:p text:style-name="P14"/>
      <text:p text:style-name="P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8">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5">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25" text:outline-level="2"/>
      <text:p text:style-name="P81"/>
      <text:p text:style-name="P81"/>
      <text:p text:style-name="P81"/>
      <text:p text:style-name="P81"/>
      <text:p text:style-name="P81"/>
      <text:p text:style-name="P81"/>
      <text:p text:style-name="P81"/>
      <text:p text:style-name="P81"/>
      <text:p text:style-name="P2"><text:span text:style-name="T6">&lt;</text:span><text:span text:style-name="T15">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5">Кто следующий готов рассказывать?</text:span></text:p>
      <text:p text:style-name="P31">Пинки дёрнулась на месте, но промолчала.</text:p>
      <text:p text:style-name="P2"><text:span text:style-name="T18">–</text:span><text:span text:style-name="T15"> Я расскажу, - шагнула вперёд радужная пегаска. </text:span><text:span text:style-name="T18">–</text:span><text:span text:style-name="T15"> Хотя вряд ли ты узнаешь что-то полезное. Там галиматья какая-то…</text:span><text:span text:style-name="T6">&gt;</text:span></text:p>
      <text:p text:style-name="P2"/>
      <text:p text:style-name="P2"><text:span text:style-name="T6">&lt;</text:span><text:span text:style-name="T15">Сон РД:</text:span></text:p>
      <text:p text:style-name="P31">...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1"><text:soft-page-break/>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1">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8">—</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8">—</text:span><text:span text:style-name="T15">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25" text:outline-level="2"/>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oft-page-break/><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5">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5">добавить сочувствия</text:span><text:span text:style-name="T6">&gt;</text:span>.</text:p>
      <text:p text:style-name="P2"/>
      <text:p text:style-name="P2"><text:span text:style-name="T6">&lt;</text:span><text:span text:style-name="T15">После этого случая Тавйлайт решает прекратить сеансы двойного сна. Сеанса с ЭйДжей и Флатти не будет</text:span><text:span text:style-name="T6">&gt;</text:span></text:p>
      <text:p text:style-name="P2"/>
      <text:h text:style-name="P125" text:outline-level="2">Исчезновение Селестии</text:h>
      <text:p text:style-name="P31">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6">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6">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text:soft-page-break/>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5" text:outline-level="2">Поиск решения</text:h>
      <text:p text:style-name="P81"/>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lt;<text:span text:style-name="T16">Луна приносит в жертву свою кровь, чтобы путешествие к замку прошло без потерь. Жертва не принимается — Дэш погибает</text:span>&gt;</text:p>
      <text:p text:style-name="P2"><text:span text:style-name="T6">&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8">—</text:span><text:span text:style-name="T15"> Луна создаёт обратный коридор </text:span><text:soft-page-break/><text:span text:style-name="T15">в срок.</text:span><text:span text:style-name="T6">&gt;</text:span></text:p>
      <text:p text:style-name="P2"/>
      <text:h text:style-name="P125"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6">Дуглас </text:span><text:span text:style-name="T18">—</text:span><text:span text:style-name="T16"> </text:span><text:span text:style-name="T18">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15">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5">двухмесячной</text:span><text:span text:style-name="T6">&gt;</text:span> давности осталось лишь направление движения.</text:p>
      <text:p text:style-name="P2">И опять, как <text:span text:style-name="T6">&lt;</text:span><text:span text:style-name="T15">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5">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5">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25"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5">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5"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oft-page-break/><text:span text:style-name="T6">&lt;\</text:span>Привет, Макс. Рад тебя видеть.</text:p>
      <text:p text:style-name="P23">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5">Не следует противопоставлять злу ещё большее зло - это только усилит его — </text:span><text:span text:style-name="T16">кодовая фраза</text:span><text:span text:style-name="T1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5">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5">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5" text:outline-level="2">Безнадёжность</text:h>
      <text:p text:style-name="P14">&lt;<text:span text:style-name="T16">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5">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5">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5">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5">пять</text:span><text:span text:style-name="T6">&gt;</text:span>длинную прореху в куртке, <text:span text:style-name="T6">&lt;</text:span><text:span text:style-name="T15">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5">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5">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5">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5">улучшить</text:span><text:span text:style-name="T6">&gt;</text:span>. А тот случай, когда мне пришлось зашивать тебе куртку после нападения убийц <text:span text:style-name="T6">&lt;</text:span><text:span text:style-name="T15">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text:soft-page-break/>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5" text:outline-level="2">След?</text:h>
      <text:p text:style-name="P81"/>
      <text:p text:style-name="P2"><text:span text:style-name="T6">&lt;</text:span><text:span text:style-name="T15">сначала эпизод - проверка сумки в серверной</text:span><text:span text:style-name="T6">&gt;</text:span></text:p>
      <text:p text:style-name="P2"><text:span text:style-name="T6">&lt;</text:span><text:span text:style-name="T1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5">“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text:soft-page-break/>–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5">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5">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5">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5" text:outline-level="2">Озарение</text:h>
      <text:p text:style-name="P2"/>
      <text:p text:style-name="P2"><text:soft-page-break/><text:span text:style-name="T6">&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8844818855912911074" text:style-name="L5">
        <text:list-header>
          <text:p text:style-name="P11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203744751030628" text:continue-numbering="true" text:style-name="L5">
        <text:list-header>
          <text:p text:style-name="P118">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743197110854" text:continue-numbering="true" text:style-name="L5">
        <text:list-header>
          <text:p text:style-name="P118">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743530939503" text:continue-numbering="true" text:style-name="L5">
        <text:list-header>
          <text:p text:style-name="P118">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24" text:outline-level="2">Почти.</text:h>
      <text:p text:style-name="P78"/>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24" text:outline-level="2">Дискорд</text:h>
      <text:p text:style-name="P81"/>
      <text:p text:style-name="P78">Девушки поспешно собирались, пока я растолковывал им задачу.</text:p>
      <text:p text:style-name="P78"><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6">– </text:span>Это тот твой приятель, который разбился с полгода назад? – спросила Эпплджек.</text:p>
      <text:p text:style-name="P78"><text:span text:style-name="T6">– </text:span>Да, это он.</text:p>
      <text:p text:style-name="P78"><text:span text:style-name="T6">– </text:span>А как мы попадём в его квартиру? Там сейчас кто-то живёт? – Флаттершай прыгала на одной ноге, натягивая кед.</text:p>
      <text:p text:style-name="P78"><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9">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5">Плохо написано!</text:span><text:span text:style-name="T6">&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6">– </text:span>Макс, что случилось? У нас проблемы?</text:p>
      <text:p text:style-name="P79"><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6">– </text:span>Так что, будем ломать дверь? – Эпплджек критически осмотрелась, подмечая бабулек на лавочке и зевак во внутреннем скверике.</text:p>
      <text:p text:style-name="P79"><text:span text:style-name="T6">– </text:span>Нет нужды. Лучше станьте-ка сзади меня так, чтобы заслонить от этих бабулек и от вооон той камеры наблюдения.</text:p>
      <text:list xml:id="list7203154069852292975" text:style-name="L6">
        <text:list-header>
          <text:p text:style-name="P11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8468868591766016691" text:style-name="L7">
        <text:list-header>
          <text:p text:style-name="P12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25" text:outline-level="2">Селестия</text:h>
      <text:p text:style-name="P101"/>
      <text:p text:style-name="P8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text:soft-page-break/>–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text:soft-page-break/>– Ффы, тьфу, пффф, пфу! <text:span text:style-name="T6">&lt;</text:span><text:span text:style-name="T15">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6">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9">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5">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25"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text:soft-page-break/>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5">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6">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6">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4">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3">–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text:soft-page-break/>–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18">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3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text:soft-page-break/>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text:soft-page-break/>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5">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1">***</text:p>
      <text:p text:style-name="P71"/>
      <text:p text:style-name="P70">&lt;<text:span text:style-name="T15">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0"/>
      <text:p text:style-name="P70">– Привет, Макс. – образ Селестии снова реял передо мной, как <text:span text:style-name="T6">&lt;</text:span><text:span text:style-name="T15">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5">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5">–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5">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5496243605754821031" text:style-name="L8">
        <text:list-header>
          <text:p text:style-name="P120">(<text:span text:style-name="T22">Луна — как повелительница снов, слышала разговор Макса с Анакорном</text:span>)</text:p>
          <text:p text:style-name="P121"/>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text:span><text:soft-page-break/><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25"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text:soft-page-break/></text:p>
      <text:p text:style-name="P65"/>
      <text:p text:style-name="P65"/>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6">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5">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2"/>
      <text:p text:style-name="P2"/>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7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17T20:37:42.235895006</dc:date>
    <meta:editing-duration>P68DT17H41M48S</meta:editing-duration>
    <meta:editing-cycles>3326</meta:editing-cycles>
    <meta:generator>LibreOffice/5.0.2.2$Linux_X86_64 LibreOffice_project/00m0$Build-2</meta:generator>
    <meta:document-statistic meta:table-count="0" meta:image-count="0" meta:object-count="0" meta:page-count="142" meta:paragraph-count="2895" meta:word-count="65195" meta:character-count="433721" meta:non-whitespace-character-count="368217"/>
  </office:meta>
</office:document-meta>
</file>